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1cm" style:auto-text-indent="false"/>
      <style:text-properties fo:font-variant="normal" fo:text-transform="none" fo:color="#000000" style:font-name="Times New Roman1" fo:font-size="14pt" fo:letter-spacing="normal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indent="0.751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751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Text_20_body">
      <style:paragraph-properties fo:margin-left="0.751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Text_20_body">
      <style:paragraph-properties fo:margin-left="0.751cm" fo:margin-right="0cm" fo:text-align="justify" style:justify-single-word="false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ext_20_body">
      <style:paragraph-properties fo:margin-left="0.751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>
        <style:tab-stops>
          <style:tab-stop style:position="0.741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>
      <style:paragraph-properties fo:margin-left="0cm" fo:margin-right="0cm" fo:text-indent="0cm" style:auto-text-indent="false">
        <style:tab-stops>
          <style:tab-stop style:position="0.741cm"/>
        </style:tab-stops>
      </style:paragraph-properties>
    </style:style>
    <style:style style:name="P10" style:family="paragraph" style:parent-style-name="Text_20_body">
      <style:paragraph-properties fo:margin-left="0.751cm" fo:margin-right="0cm" fo:text-align="justify" style:justify-single-word="false" fo:text-indent="1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" style:family="paragraph" style:parent-style-name="Text_20_body">
      <style:paragraph-properties fo:margin-left="1.752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font-style="italic"/>
    </style:style>
    <style:style style:name="T3" style:family="text">
      <style:text-properties fo:language="ru" fo:country="RU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color="#ff3333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риант использования <text:span text:style-name="T1">«</text:span><text:span text:style-name="T3">Регистрация</text:span><text:span text:style-name="T1">»</text:span></text:p>
      <text:p text:style-name="P2"><text:span text:style-name="T2">Краткое описание. </text:span>Даёт возможность пользователю <text:span text:style-name="T3">зарегистрироваться в системе</text:span>. </text:p>
      <text:p text:style-name="P2"><text:span text:style-name="T2">Актант. </text:span>Пользователь.</text:p>
      <text:p text:style-name="P2"><text:span text:style-name="T2">Предусловия. </text:span>Компьютер пользователя включён, есть подключение к сети интернет, запущен браузер, в адресной строке браузера введен адрес «http://localhost:8084/web/<text:span text:style-name="T1">registration</text:span>» <text:s/></text:p>
      <text:p text:style-name="P3">Основной поток событий.</text:p>
      <text:p text:style-name="P3"><text:span text:style-name="T1">1) </text:span><text:span text:style-name="T3">В браузере появляется страница </text:span><text:span text:style-name="T1">«registration», </text:span><text:span text:style-name="T3">на которой находятся, </text:span><text:span text:style-name="T1">5</text:span><text:span text:style-name="T3"> текстовых поля(</text:span><text:span text:style-name="T1">email,</text:span><text:span text:style-name="T3"> пароль, подтверждение пароля, имя и фамилия), кнопка «Отправить».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0S</meta:editing-duration>
    <meta:editing-cycles>3</meta:editing-cycles>
    <meta:generator>OpenOffice/4.0.1$Win32 OpenOffice.org_project/401m5$Build-9714</meta:generator>
    <dc:date>2014-02-21T14:59:43.72</dc:date>
    <meta:document-statistic meta:table-count="0" meta:image-count="0" meta:object-count="0" meta:page-count="1" meta:paragraph-count="6" meta:word-count="54" meta:character-count="496"/>
    <dc:creator>Александр Златоверов</dc:creator>
    <meta:user-defined meta:name="Info 1"/>
    <meta:user-defined meta:name="Info 2"/>
    <meta:user-defined meta:name="Info 3"/>
    <meta:user-defined meta:name="Info 4"/>
  </office:meta>
</office:document-meta>
</file>